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c26" officeooo:paragraph-rsid="00063c26"/>
    </style:style>
    <style:style style:name="P2" style:family="paragraph" style:parent-style-name="Standard">
      <style:text-properties officeooo:rsid="00074cc4" officeooo:paragraph-rsid="00074cc4"/>
    </style:style>
    <style:style style:name="P3" style:family="paragraph" style:parent-style-name="Standard">
      <style:text-properties officeooo:rsid="00075ce0" officeooo:paragraph-rsid="00075ce0"/>
    </style:style>
    <style:style style:name="P4" style:family="paragraph" style:parent-style-name="Standard">
      <style:text-properties officeooo:rsid="0008f6a2" officeooo:paragraph-rsid="0008f6a2"/>
    </style:style>
    <style:style style:name="P5" style:family="paragraph" style:parent-style-name="Standard">
      <style:text-properties fo:font-weight="bold" officeooo:rsid="0008f6a2" officeooo:paragraph-rsid="0008f6a2" style:font-weight-asian="bold" style:font-weight-complex="bold"/>
    </style:style>
    <style:style style:name="P6" style:family="paragraph" style:parent-style-name="Standard">
      <style:text-properties fo:font-weight="bold" officeooo:rsid="00075ce0" officeooo:paragraph-rsid="00075ce0" style:font-weight-asian="bold" style:font-weight-complex="bold"/>
    </style:style>
    <style:style style:name="P7" style:family="paragraph" style:parent-style-name="Standard">
      <style:text-properties fo:font-weight="bold" officeooo:rsid="00075ce0" officeooo:paragraph-rsid="000eabf8" style:font-weight-asian="bold" style:font-weight-complex="bold"/>
    </style:style>
    <style:style style:name="P8" style:family="paragraph" style:parent-style-name="Standard">
      <style:text-properties fo:font-weight="bold" officeooo:rsid="00074cc4" officeooo:paragraph-rsid="00074cc4" style:font-weight-asian="bold" style:font-weight-complex="bold"/>
    </style:style>
    <style:style style:name="P9" style:family="paragraph" style:parent-style-name="Standard">
      <style:text-properties fo:font-weight="bold" officeooo:rsid="000fd30e" officeooo:paragraph-rsid="000fd30e" style:font-weight-asian="bold" style:font-weight-complex="bold"/>
    </style:style>
    <style:style style:name="P10" style:family="paragraph" style:parent-style-name="Standard">
      <style:text-properties fo:font-style="italic" officeooo:rsid="00074cc4" officeooo:paragraph-rsid="00074cc4" style:font-style-asian="italic" style:font-style-complex="italic"/>
    </style:style>
    <style:style style:name="P11" style:family="paragraph" style:parent-style-name="Standard">
      <style:text-properties fo:font-style="italic" officeooo:rsid="00075ce0" officeooo:paragraph-rsid="00075ce0" style:font-style-asian="italic" style:font-style-complex="italic"/>
    </style:style>
    <style:style style:name="P12" style:family="paragraph" style:parent-style-name="Standard">
      <style:text-properties fo:font-style="italic" fo:font-weight="normal" officeooo:rsid="000fd30e" officeooo:paragraph-rsid="000fd30e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08f6a2" officeooo:paragraph-rsid="0008f6a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officeooo:rsid="00063c26" officeooo:paragraph-rsid="00063c26" style:font-size-asian="14pt" style:font-size-complex="14pt"/>
    </style:style>
    <style:style style:name="P15" style:family="paragraph" style:parent-style-name="Standard">
      <style:text-properties officeooo:rsid="000a1313" officeooo:paragraph-rsid="000a1313"/>
    </style:style>
    <style:style style:name="P16" style:family="paragraph" style:parent-style-name="Standard">
      <style:text-properties officeooo:rsid="000eabf8" officeooo:paragraph-rsid="000eabf8"/>
    </style:style>
    <style:style style:name="P17" style:family="paragraph" style:parent-style-name="Standard">
      <style:text-properties officeooo:rsid="000fd30e" officeooo:paragraph-rsid="000fd30e"/>
    </style:style>
    <style:style style:name="P18" style:family="paragraph" style:parent-style-name="Standard">
      <style:text-properties officeooo:rsid="000eabf8" officeooo:paragraph-rsid="0011f56e"/>
    </style:style>
    <style:style style:name="P19" style:family="paragraph" style:parent-style-name="Standard">
      <style:text-properties fo:font-style="italic" fo:font-weight="normal" officeooo:rsid="0008f6a2" officeooo:paragraph-rsid="0011f56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rsid="0008f6a2" officeooo:paragraph-rsid="0011f56e"/>
    </style:style>
    <style:style style:name="P21" style:family="paragraph" style:parent-style-name="Standard">
      <style:text-properties officeooo:rsid="0008f6a2" officeooo:paragraph-rsid="00149cb8"/>
    </style:style>
    <style:style style:name="P22" style:family="paragraph" style:parent-style-name="Standard">
      <style:text-properties officeooo:rsid="0008f6a2" officeooo:paragraph-rsid="0015928b"/>
    </style:style>
    <style:style style:name="P23" style:family="paragraph" style:parent-style-name="Standard">
      <style:text-properties fo:font-weight="bold" officeooo:rsid="0008f6a2" officeooo:paragraph-rsid="0011f56e" style:font-weight-asian="bold" style:font-weight-complex="bold"/>
    </style:style>
    <style:style style:name="P24" style:family="paragraph" style:parent-style-name="Standard">
      <style:text-properties fo:font-weight="bold" officeooo:rsid="00075ce0" officeooo:paragraph-rsid="0011f56e" style:font-weight-asian="bold" style:font-weight-complex="bold"/>
    </style:style>
    <style:style style:name="P25" style:family="paragraph" style:parent-style-name="Standard">
      <style:text-properties officeooo:rsid="00075ce0" officeooo:paragraph-rsid="0011f56e"/>
    </style:style>
    <style:style style:name="T1" style:family="text">
      <style:text-properties officeooo:rsid="00075ce0"/>
    </style:style>
    <style:style style:name="T2" style:family="text">
      <style:text-properties officeooo:rsid="00078256"/>
    </style:style>
    <style:style style:name="T3" style:family="text">
      <style:text-properties officeooo:rsid="000a1313"/>
    </style:style>
    <style:style style:name="T4" style:family="text">
      <style:text-properties officeooo:rsid="00111464"/>
    </style:style>
    <style:style style:name="T5" style:family="text">
      <style:text-properties officeooo:rsid="0011f56e"/>
    </style:style>
    <style:style style:name="T6" style:family="text">
      <style:text-properties fo:font-weight="normal" officeooo:rsid="0011f56e" style:font-weight-asian="normal" style:font-weight-complex="normal"/>
    </style:style>
    <style:style style:name="T7" style:family="text">
      <style:text-properties fo:font-weight="normal" officeooo:rsid="00111464" style:font-weight-asian="normal" style:font-weight-complex="normal"/>
    </style:style>
    <style:style style:name="T8" style:family="text">
      <style:text-properties fo:font-weight="normal" officeooo:rsid="00129055" style:font-weight-asian="normal" style:font-weight-complex="normal"/>
    </style:style>
    <style:style style:name="T9" style:family="text">
      <style:text-properties officeooo:rsid="000fd30e"/>
    </style:style>
    <style:style style:name="T10" style:family="text">
      <style:text-properties officeooo:rsid="00129055"/>
    </style:style>
    <style:style style:name="T11" style:family="text">
      <style:text-properties officeooo:rsid="001592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MS Parham<text:tab/><text:tab/><text:tab/><text:tab/><text:tab/><text:tab/><text:tab/><text:tab/> <text:s text:c="12"/><text:span text:style-name="T3">Nicolas Bredeche</text:span></text:p>
      <text:p text:style-name="P1">SOTO Tanguy<text:tab/><text:tab/><text:tab/><text:tab/><text:tab/><text:tab/> <text:s text:c="3"/><text:span text:style-name="T3">Robotique collective et apprentissage en ligne</text:span></text:p>
      <text:p text:style-name="P15">UPMC 2017</text:p>
      <text:p text:style-name="P15"/>
      <text:p text:style-name="P14">Suivi de projet</text:p>
      <text:p text:style-name="P1"/>
      <text:p text:style-name="P1"/>
      <text:p text:style-name="P10">23/01/17</text:p>
      <text:p text:style-name="P2"/>
      <text:p text:style-name="P8">Objectifs :</text:p>
      <text:p text:style-name="P2"><text:tab/></text:p>
      <text:p text:style-name="P2">- découverte et prise en main de l'environnement de travail (serveur, routeur, robots)</text:p>
      <text:p text:style-name="P2">- rangement et organisation du plan de travail</text:p>
      <text:p text:style-name="P2"/>
      <text:p text:style-name="P8">Travail effectué :</text:p>
      <text:p text:style-name="P2"/>
      <text:p text:style-name="P2">- premier démarrage réussi avec OctoPy et 2 robots avec lancement du comportement par défaut (Braitenberg éviteur d'obstacles). Cependant, problèmes d'exécution de certaines <text:span text:style-name="T2">commandes</text:span> d'OctoPy (state et query déclenchent des exceptions non gérées obligeant le redémarrage de l'ordinateur). On a remarqué la présence d'un seul port ethernet qui pose des problèmes pour la connexion des robots en gardant une connexion internet.</text:p>
      <text:p text:style-name="P2"/>
      <text:p text:style-name="P2">- <text:span text:style-name="T1">branchement des multiprises sur l'armoire du fond et installation des chargeurs, robots et batteries. Réorganisation de l'armoire de l'arène.</text:span></text:p>
      <text:p text:style-name="P2"/>
      <text:p text:style-name="P2"/>
      <text:p text:style-name="P11">25/01/17 : Rencontre avec Arthur Bernard</text:p>
      <text:p text:style-name="P3"/>
      <text:p text:style-name="P6">Objectifs :</text:p>
      <text:p text:style-name="P3"/>
      <text:p text:style-name="P3">- démonstration de lancement des robots</text:p>
      <text:p text:style-name="P3">- clarification des erreurs de code observées auparavant</text:p>
      <text:p text:style-name="P3"/>
      <text:p text:style-name="P6">Travail effectué :</text:p>
      <text:p text:style-name="P3"/>
      <text:p text:style-name="P3">- lancement des robots devant Arthur Bernard pour reproduire les erreurs observées.</text:p>
      <text:p text:style-name="P3">- résolution temporaire de ces erreurs (changement dans le code source sans commit)</text:p>
      <text:p text:style-name="P3">- Arthur Bernard nous a donné quelques astuces et bugs classiques qu'il a rencontrés auparavant</text:p>
      <text:p text:style-name="P3"/>
      <text:p text:style-name="P3"/>
      <text:p text:style-name="P11">30/01/17</text:p>
      <text:p text:style-name="P3"/>
      <text:p text:style-name="P6">Objectifs :</text:p>
      <text:p text:style-name="P3"/>
      <text:p text:style-name="P3">- réussir à se connecter à internet sans rentrer en conflit avec la connexion des robots</text:p>
      <text:p text:style-name="P3">- lecture plus approfondie du code et démarrage à proprement parler de « notre » code</text:p>
      <text:p text:style-name="P3"/>
      <text:p text:style-name="P6">Travail effectué :</text:p>
      <text:p text:style-name="P3"/>
      <text:p text:style-name="P3">- majeure partie du temps passée à essayer de résoudre le problème de connexion sans succès : nous amènerons notre ordinateur pour voir un accès internet « facile ». Cependant, nous avons réussi à mettre l'ordinateur à l'heure (obligé de passer par ligne de commande faute de droits) permettant une <text:soft-page-break/>connexion mais rentrant toujours en conflit avec la connexion des robots.</text:p>
      <text:p text:style-name="P3"/>
      <text:p text:style-name="P3">- <text:span text:style-name="T2">test avec succès d'échange de fichiers entre l'ordinateur et les robots via scp et réflexion, après lecture approfondie du code, sur l'implémentation dans OctoPy des commandes « get » et « put ».</text:span></text:p>
      <text:p text:style-name="P3"/>
      <text:p text:style-name="P3"/>
      <text:p text:style-name="P13">01/02/17</text:p>
      <text:p text:style-name="P4"/>
      <text:p text:style-name="P5">Objectifs :</text:p>
      <text:p text:style-name="P4"/>
      <text:p text:style-name="P4">- création du repository github du projet</text:p>
      <text:p text:style-name="P4">- démarrage du fichier de suivi et d'un tableur « TODO »</text:p>
      <text:p text:style-name="P4">- <text:span text:style-name="T2">écriture d'un script de configuration du réseau pour accélérer le démarrage des séances</text:span></text:p>
      <text:p text:style-name="P4"/>
      <text:p text:style-name="P7">Travail effectué :</text:p>
      <text:p text:style-name="P3"/>
      <text:p text:style-name="P16">- création du repository privé github : <text:a xlink:type="simple" xlink:href="https://github.com/TanguySoto/p_androide-SOTO_SHAMS" text:style-name="Internet_20_link">https://github.com/TanguySoto/p_androide-SOTO_SHAMS</text:a></text:p>
      <text:p text:style-name="P16">- « suivi_projet.odt » et « todo.ods »</text:p>
      <text:p text:style-name="P16">- « src/net_conf.sh »</text:p>
      <text:p text:style-name="P16">- préparation pour l'implémentation de «put » et « get » à la séance du 02/02/17</text:p>
      <text:p text:style-name="P16"/>
      <text:p text:style-name="P16"/>
      <text:p text:style-name="P12">02/02/17</text:p>
      <text:p text:style-name="P17"/>
      <text:p text:style-name="P9">Objectifs :</text:p>
      <text:p text:style-name="P17"/>
      <text:p text:style-name="P17">- <text:span text:style-name="T4">test du script « src/net_conf.sh »</text:span></text:p>
      <text:p text:style-name="P17">- implémenter définitivement <text:span text:style-name="T10">les commandes </text:span>« put » et « get » dans « OctoPy.py »</text:p>
      <text:p text:style-name="P17">- capture image et détection de lumière</text:p>
      <text:p text:style-name="P3"/>
      <text:p text:style-name="P24">Travail effectué :</text:p>
      <text:p text:style-name="P24"/>
      <text:p text:style-name="P24">- <text:span text:style-name="T6">réception et déballage des 25 Thymios </text:span></text:p>
      <text:p text:style-name="P24">- <text:span text:style-name="T6">test avec succès du script</text:span><text:span text:style-name="T7"> « src/net_conf.sh »</text:span></text:p>
      <text:p text:style-name="P24"><text:span text:style-name="T7">- </text:span><text:span text:style-name="T8">commandes </text:span><text:span text:style-name="T6">put et get codé</text:span><text:span text:style-name="T8">e</text:span><text:span text:style-name="T6">s (reste à clarifier les adresses IP pour le nommage dans get)</text:span></text:p>
      <text:p text:style-name="P24"><text:span text:style-name="T6">- ajout des commandes put et get dans l</text:span><text:span text:style-name="T8">e</text:span><text:span text:style-name="T6"> manuel « Robocologie_manual_update.odt » (pas encore <text:s text:c="6"/>propagé sur le git, seulement dans notre projet)</text:span></text:p>
      <text:p text:style-name="P3"/>
      <text:p text:style-name="P3"/>
      <text:p text:style-name="P19">0<text:span text:style-name="T10">6</text:span>/02/17</text:p>
      <text:p text:style-name="P20"/>
      <text:p text:style-name="P23">Objectifs :</text:p>
      <text:p text:style-name="P20"/>
      <text:p text:style-name="P22">- <text:span text:style-name="T11">intégration du script « src/net_conf.sh » dans le <text:s/>projet et dans le manuel</text:span></text:p>
      <text:p text:style-name="P20">- <text:span text:style-name="T5">intégrer les commandes put et get dans « OctoPy.py » et s'assurer de leur bon fonctionnement</text:span></text:p>
      <text:p text:style-name="P21">- <text:span text:style-name="T9">capture image et détection de lumière</text:span></text:p>
      <text:p text:style-name="P20"/>
      <text:p text:style-name="P24">Travail effectué :</text:p>
      <text:p text:style-name="P25"/>
      <text:p text:style-name="P18"/>
      <text:p text:style-name="P18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TO TANGUY</meta:initial-creator>
    <meta:creation-date>2017-02-01T14:09:08.648832519</meta:creation-date>
    <dc:date>2017-02-05T17:47:28.882986029</dc:date>
    <meta:editing-duration>PT52M11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53" meta:word-count="534" meta:character-count="3301" meta:non-whitespace-character-count="2781"/>
  </office:meta>
</office:document-meta>
</file>